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8.816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8.816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1.34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1.328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86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744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26cm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0.922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54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006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12.917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5.151cm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.5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9.316cm" svg:height="1.016cm" svg:x="9.3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316cm" svg:height="1.016cm" svg:x="9.3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8.1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8.5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8.5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 \}~~\pi = true§svg§600§FALSE§</svg:desc>
          <draw:polygon draw:style-name="gr6" draw:text-style-name="P6" draw:layer="layout" svg:width="9.06cm" svg:height="0.491cm" svg:x="9.475cm" svg:y="0.588cm" svg:viewBox="0 0 9061 492" draw:points="4531,492 0,492 0,0 9061,0 9061,492">
            <text:p/>
          </draw:polygon>
          <draw:path draw:style-name="gr5" draw:text-style-name="P5" draw:layer="layout" svg:width="0.261cm" svg:height="0.217cm" svg:x="9.4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9.9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0.4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0.6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0.9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1.0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1.3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1.6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6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2.2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2.5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2.6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2.9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3.1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3.3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3.6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6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4.2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4.5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4.6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5.0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0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6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5.9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175cm" svg:height="0.492cm" svg:x="16.125cm" svg:y="0.587cm" svg:viewBox="0 0 176 493" svg:d="M71 429c0 19-12 50-67 54-3 0-4 2-4 6s6 4 10 4c47 0 94-24 95-62v-112c0-19 0-35 20-51 16-14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6.675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123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17.626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17.805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8.04cm" svg:y="0.738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8.329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lt; 0 || i &gt; 1)}§svg§600§FALSE§</svg:desc>
          <draw:polygon draw:style-name="gr6" draw:text-style-name="P6" draw:layer="layout" svg:width="4.898cm" svg:height="0.382cm" svg:x="11.494cm" svg:y="1.638cm" svg:viewBox="0 0 4899 383" draw:points="2449,383 0,383 0,0 4899,0 4899,383">
            <text:p/>
          </draw:polygon>
          <draw:path draw:style-name="gr5" draw:text-style-name="P5" draw:layer="layout" svg:width="0.187cm" svg:height="0.302cm" svg:x="11.532cm" svg:y="1.678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95cm" svg:height="0.305cm" svg:x="11.773cm" svg:y="1.675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5" draw:text-style-name="P5" draw:layer="layout" svg:width="0.131cm" svg:height="0.383cm" svg:x="12.352cm" svg:y="1.637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5" draw:text-style-name="P5" draw:layer="layout" svg:width="0.187cm" svg:height="0.302cm" svg:x="12.562cm" svg:y="1.678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203cm" svg:height="0.247cm" svg:x="13.068cm" svg:y="1.706cm" svg:viewBox="0 0 204 248" svg:d="M192 34c5-3 12-7 12-17 0-11-9-17-18-17-4 0-5 0-12 6l-163 102c-4 3-11 7-11 15 0 7 4 13 8 16l166 103c7 5 8 6 12 6 9 0 18-7 18-18 0-9-7-13-12-17l-142-90z">
            <text:p/>
          </draw:path>
          <draw:path draw:style-name="gr5" draw:text-style-name="P5" draw:layer="layout" svg:width="0.209cm" svg:height="0.312cm" svg:x="13.58cm" svg:y="1.673cm" svg:viewBox="0 0 210 313" svg:d="M210 157c0-93-50-157-105-157-56 0-105 66-105 157s50 156 105 156c56 0 105-66 105-156zM105 283c-39 0-71-59-71-132s35-120 71-120 71 47 71 120-32 132-71 132z">
            <text:p/>
          </draw:path>
          <draw:path draw:style-name="gr5" draw:text-style-name="P5" draw:layer="layout" svg:width="0.035cm" svg:height="0.383cm" svg:x="14.184cm" svg:y="1.637cm" svg:viewBox="0 0 36 384" svg:d="M36 24c0-7 0-24-18-24s-18 17-18 24v338c0 5 0 22 18 22s18-17 18-22z">
            <text:p/>
          </draw:path>
          <draw:path draw:style-name="gr5" draw:text-style-name="P5" draw:layer="layout" svg:width="0.035cm" svg:height="0.383cm" svg:x="14.441cm" svg:y="1.637cm" svg:viewBox="0 0 36 384" svg:d="M36 24c0-7 0-24-18-24s-18 17-18 24v338c0 5 0 22 18 22s18-17 18-22z">
            <text:p/>
          </draw:path>
          <draw:path draw:style-name="gr5" draw:text-style-name="P5" draw:layer="layout" svg:width="0.185cm" svg:height="0.302cm" svg:x="14.884cm" svg:y="1.678cm" svg:viewBox="0 0 186 303" svg:d="M115 109c0-15-3-19-20-19h-71c-7 0-20 0-20 15 0 14 13 14 20 14h56v154h-59c-8 0-21 0-21 16 0 14 13 14 21 14h146c7 0 19 0 19-14 0-16-12-16-19-16h-52zM115 25c0-14-11-25-25-25s-26 11-26 25 12 24 26 24 25-10 25-24z">
            <text:p/>
          </draw:path>
          <draw:path draw:style-name="gr5" draw:text-style-name="P5" draw:layer="layout" svg:width="0.203cm" svg:height="0.247cm" svg:x="15.388cm" svg:y="1.706cm" svg:viewBox="0 0 204 248" svg:d="M193 140c4-3 11-7 11-17 0-5-4-11-9-15l-164-102c-7-6-9-6-14-6-7 0-17 6-17 17 0 10 7 14 11 17l143 89-143 90c-4 4-11 8-11 17 0 11 10 18 17 18 5 0 7-1 14-6z">
            <text:p/>
          </draw:path>
          <draw:path draw:style-name="gr5" draw:text-style-name="P5" draw:layer="layout" svg:width="0.166cm" svg:height="0.307cm" svg:x="15.928cm" svg:y="1.673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16.177cm" svg:y="1.637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>
          <draw:custom-shape draw:style-name="gr7" draw:text-style-name="P1" draw:layer="layout" svg:width="11.841cm" svg:height="1.016cm" svg:x="1.3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1.841cm" svg:height="1.016cm" svg:x="1.3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2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6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6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5.9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5.9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6.3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6.5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6.7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7.2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7.7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8.1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1.828cm" svg:height="1.016cm" svg:x="14.9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1.828cm" svg:height="1.016cm" svg:x="14.9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3.7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4.168cm" svg:y="4.215cm" svg:viewBox="0 0 356 336" draw:points="178,336 0,336 0,0 356,0 356,336">
            <text:p/>
          </draw:polygon>
          <draw:path draw:style-name="gr5" draw:text-style-name="P5" draw:layer="layout" svg:width="0.3cm" svg:height="0.359cm" svg:x="14.1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0.3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0.4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0.6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0.9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1.1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1.4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1.6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2.0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388cm" svg:x1="8.194cm" svg:y1="1.324cm" svg:x2="7.304cm" svg:y2="3.309cm" draw:start-shape="id1" draw:start-glue-point="3" draw:end-shape="id2" svg:d="M8194 1324h-890v1484 501" svg:viewBox="0 0 891 1986">
          <text:p/>
        </draw:connector>
        <draw:connector draw:style-name="gr9" draw:text-style-name="P1" draw:layer="layout" draw:type="lines" draw:line-skew="1.666cm" svg:x1="18.64cm" svg:y1="1.325cm" svg:x2="20.838cm" svg:y2="3.31cm" draw:start-shape="id3" draw:start-glue-point="1" draw:end-shape="id4" draw:end-glue-point="0" svg:d="M18640 1325h2167l31 1484v501" svg:viewBox="0 0 2199 1986">
          <text:p/>
        </draw:connector>
        <draw:connector draw:style-name="gr9" draw:text-style-name="P1" draw:layer="layout" draw:type="lines" draw:line-skew="0cm -0.384cm" svg:x1="11.274cm" svg:y1="5.338cm" svg:x2="8.547cm" svg:y2="6.711cm" draw:start-shape="id5" draw:start-glue-point="2" draw:end-shape="id6" svg:d="M11274 5338v500l-2727-12v885" svg:viewBox="0 0 2728 1374">
          <text:p/>
        </draw:connector>
        <draw:g>
          <svg:title>TexMaths</svg:title>
          <svg:desc>14§display§\alpha_i \geq 0 \wedge \alpha_i \leq 1§svg§600§FALSE§</svg:desc>
          <draw:polygon draw:style-name="gr6" draw:text-style-name="P6" draw:layer="layout" svg:width="3.3cm" svg:height="0.39cm" svg:x="3.689cm" svg:y="1.138cm" svg:viewBox="0 0 3301 391" draw:points="1651,391 0,391 0,0 3301,0 3301,391">
            <text:p/>
          </draw:polygon>
          <draw:path draw:style-name="gr5" draw:text-style-name="P5" draw:layer="layout" svg:width="0.276cm" svg:height="0.223cm" svg:x="3.709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019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4.344cm" svg:y="1.141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208cm" svg:height="0.339cm" svg:x="4.84cm" svg:y="1.127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  <draw:path draw:style-name="gr5" draw:text-style-name="P5" draw:layer="layout" svg:width="0.273cm" svg:height="0.306cm" svg:x="5.202cm" svg:y="1.159cm" svg:viewBox="0 0 274 307" svg:d="M148 10c-2-9-7-10-11-10-5 0-7 3-11 10l-123 277c-3 6-3 7-3 10 0 5 4 10 10 10 4 0 7-2 11-12l116-261 116 261c5 12 10 12 12 12 5 0 9-5 9-10 0-2 0-3-2-9z">
            <text:p/>
          </draw:path>
          <draw:path draw:style-name="gr5" draw:text-style-name="P5" draw:layer="layout" svg:width="0.276cm" svg:height="0.223cm" svg:x="5.632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941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6.266cm" svg:y="1.141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5" draw:text-style-name="P5" draw:layer="layout" svg:width="0.163cm" svg:height="0.328cm" svg:x="6.787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lt; 0 \vee \alpha_i &gt; 1§svg§600§FALSE§</svg:desc>
          <draw:polygon draw:style-name="gr6" draw:text-style-name="P6" draw:layer="layout" svg:width="3.3cm" svg:height="0.39cm" svg:x="21.263cm" svg:y="1.113cm" svg:viewBox="0 0 3301 391" draw:points="1651,391 0,391 0,0 3301,0 3301,391">
            <text:p/>
          </draw:polygon>
          <draw:path draw:style-name="gr5" draw:text-style-name="P5" draw:layer="layout" svg:width="0.276cm" svg:height="0.223cm" svg:x="21.283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1.593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1.918cm" svg:y="1.164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208cm" svg:height="0.339cm" svg:x="22.414cm" svg:y="1.102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  <draw:path draw:style-name="gr5" draw:text-style-name="P5" draw:layer="layout" svg:width="0.273cm" svg:height="0.306cm" svg:x="22.776cm" svg:y="1.134cm" svg:viewBox="0 0 274 307" svg:d="M272 20c2-6 2-7 2-10 0-6-4-10-9-10s-7 3-12 11l-116 262-116-263c-4-9-7-10-11-10-6 0-10 4-10 10 0 1 0 1 3 8l123 277c4 9 7 12 11 12 7 0 9-5 11-12z">
            <text:p/>
          </draw:path>
          <draw:path draw:style-name="gr5" draw:text-style-name="P5" draw:layer="layout" svg:width="0.276cm" svg:height="0.223cm" svg:x="23.206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515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23.84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4.361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 \}~~\pi = \alpha_i &lt; 0 \vee \alpha_i &gt; 1§svg§600§FALSE§</svg:desc>
          <draw:polygon draw:style-name="gr6" draw:text-style-name="P6" draw:layer="layout" svg:width="11.44cm" svg:height="0.491cm" svg:x="15.077cm" svg:y="3.59cm" svg:viewBox="0 0 11441 492" draw:points="5721,492 0,492 0,0 11441,0 11441,492">
            <text:p/>
          </draw:polygon>
          <draw:path draw:style-name="gr5" draw:text-style-name="P5" draw:layer="layout" svg:width="0.261cm" svg:height="0.217cm" svg:x="15.0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5.5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6.065cm" svg:y="3.589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5" draw:text-style-name="P5" draw:layer="layout" svg:width="0.226cm" svg:height="0.223cm" svg:x="16.2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6.5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16.6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6.9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7.2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7.2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7.8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8.1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8.2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5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18.7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8.9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9.2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2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9.8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0.1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0.2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0.6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0.6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1.2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1.5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175cm" svg:height="0.492cm" svg:x="21.727cm" svg:y="3.589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  <draw:path draw:style-name="gr5" draw:text-style-name="P5" draw:layer="layout" svg:width="0.266cm" svg:height="0.217cm" svg:x="22.277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2.725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3.236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546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3.871cm" svg:y="3.693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208cm" svg:height="0.339cm" svg:x="24.36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24.73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5.159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5.468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5.79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6.315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 \}~~\pi = \alpha_i \geq 0 \wedge \alpha_i \leq 1§svg§600§FALSE§</svg:desc>
          <draw:polygon draw:style-name="gr6" draw:text-style-name="P6" draw:layer="layout" svg:width="11.44cm" svg:height="0.491cm" svg:x="1.537cm" svg:y="3.59cm" svg:viewBox="0 0 11441 492" draw:points="5721,492 0,492 0,0 11441,0 11441,492">
            <text:p/>
          </draw:polygon>
          <draw:path draw:style-name="gr5" draw:text-style-name="P5" draw:layer="layout" svg:width="0.261cm" svg:height="0.217cm" svg:x="1.55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.99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25cm" svg:y="3.589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5" draw:text-style-name="P5" draw:layer="layout" svg:width="0.226cm" svg:height="0.223cm" svg:x="2.75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05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14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38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3.6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67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4.29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4.56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4.75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05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5.17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39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5.67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67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29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56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6.75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7.07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07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7.69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00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175cm" svg:height="0.492cm" svg:x="8.187cm" svg:y="3.589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  <draw:path draw:style-name="gr5" draw:text-style-name="P5" draw:layer="layout" svg:width="0.266cm" svg:height="0.217cm" svg:x="8.737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9.185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9.696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006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0.331cm" svg:y="3.645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5" draw:text-style-name="P5" draw:layer="layout" svg:width="0.208cm" svg:height="0.339cm" svg:x="10.82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1.19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1.619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928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2.254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775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4.369cm" svg:height="1.016cm" svg:x="1.363cm" svg:y="7.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4.369cm" svg:height="1.016cm" svg:x="1.363cm" svg:y="6.71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233cm" svg:y="6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608cm" svg:y="7.604cm" svg:viewBox="0 0 375 336" draw:points="188,336 0,336 0,0 375,0 375,336">
            <text:p/>
          </draw:polygon>
          <draw:path draw:style-name="gr5" draw:text-style-name="P5" draw:layer="layout" svg:width="0.331cm" svg:height="0.336cm" svg:x="0.625cm" svg:y="7.603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0] != 5);}§svg§600§FALSE§</svg:desc>
          <draw:polygon draw:style-name="gr6" draw:text-style-name="P6" draw:layer="layout" svg:width="4.634cm" svg:height="0.41cm" svg:x="5.835cm" svg:y="8.087cm" svg:viewBox="0 0 4635 411" draw:points="2318,411 0,411 0,0 4635,0 4635,411">
            <text:p/>
          </draw:polygon>
          <draw:path draw:style-name="gr5" draw:text-style-name="P5" draw:layer="layout" svg:width="0.231cm" svg:height="0.22cm" svg:x="5.862cm" svg:y="8.212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91cm" svg:height="0.22cm" svg:x="6.128cm" svg:y="8.212cm" svg:viewBox="0 0 192 221" svg:d="M112 91c-11-1-21-3-34-6-14-1-47-7-47-26 0-13 15-28 63-28 40 0 47 14 49 26 0 9 1 17 17 17s16-10 16-19v-35c0-7 0-20-14-20-12 0-14 7-15 10-21-10-43-10-53-10-83 0-94 41-94 59 0 45 52 53 98 60 24 4 63 11 63 37 0 19-18 35-63 35-24 0-50-6-63-44-3-10-4-15-18-15-17 0-17 11-17 21v47c0 9 0 21 15 21 5 0 12-1 19-19 23 18 50 19 64 19 78 0 94-42 94-65 0-51-65-62-80-65z">
            <text:p/>
          </draw:path>
          <draw:path draw:style-name="gr5" draw:text-style-name="P5" draw:layer="layout" svg:width="0.191cm" svg:height="0.22cm" svg:x="6.385cm" svg:y="8.212cm" svg:viewBox="0 0 192 221" svg:d="M112 91c-11-1-21-3-34-6-14-1-47-7-47-26 0-13 15-28 63-28 40 0 47 14 49 26 0 9 1 17 17 17s16-10 16-19v-35c0-7 0-20-14-20-12 0-14 7-15 10-21-10-43-10-53-10-83 0-94 41-94 59 0 45 52 53 98 60 24 4 63 11 63 37 0 19-18 35-63 35-24 0-50-6-63-44-3-10-4-15-18-15-17 0-17 11-17 21v47c0 9 0 21 15 21 5 0 12-1 19-19 23 18 50 19 64 19 78 0 94-42 94-65 0-51-65-62-80-65z">
            <text:p/>
          </draw:path>
          <draw:path draw:style-name="gr5" draw:text-style-name="P5" draw:layer="layout" svg:width="0.202cm" svg:height="0.22cm" svg:x="6.634cm" svg:y="8.212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24cm" svg:height="0.216cm" svg:x="6.881cm" svg:y="8.21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7.134cm" svg:y="8.155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5" draw:text-style-name="P5" draw:layer="layout" svg:width="0.131cm" svg:height="0.383cm" svg:x="7.464cm" svg:y="8.086cm" svg:viewBox="0 0 132 384" svg:d="M132 370c0-7-5-10-13-15-62-42-85-108-85-163 0-49 19-118 86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2cm" svg:x="7.663cm" svg:y="8.212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8.003cm" svg:y="8.086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209cm" svg:height="0.312cm" svg:x="8.176cm" svg:y="8.122cm" svg:viewBox="0 0 210 313" svg:d="M210 157c0-93-50-157-105-157-56 0-105 66-105 157s50 156 105 156c56 0 105-66 105-156zM105 283c-39 0-71-59-71-132s35-120 71-120 71 47 71 120-32 132-71 132z">
            <text:p/>
          </draw:path>
          <draw:path draw:style-name="gr5" draw:text-style-name="P5" draw:layer="layout" svg:width="0.129cm" svg:height="0.383cm" svg:x="8.429cm" svg:y="8.086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049cm" svg:height="0.307cm" svg:x="9.028cm" svg:y="8.122cm" svg:viewBox="0 0 50 308" svg:d="M50 28c0-27-21-28-25-28s-25 1-25 28c0 17 3 94 4 116 0 20 0 40 2 59 0 14 12 14 19 14 18 0 20-4 21-24 2-26 2-58 2-85 1-27 2-53 2-80zM50 283c0-14-11-25-25-25s-25 11-25 25 11 25 25 25 25-11 25-25z">
            <text:p/>
          </draw:path>
          <draw:path draw:style-name="gr5" draw:text-style-name="P5" draw:layer="layout" svg:width="0.22cm" svg:height="0.11cm" svg:x="9.2cm" svg:y="8.223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9.722cm" svg:y="8.127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9.998cm" svg:y="8.086cm" svg:viewBox="0 0 132 384" svg:d="M132 192c0-59-24-104-41-128-27-36-63-64-76-64-12 0-15 10-15 14 0 7 6 11 8 13 82 53 89 133 89 165 0 49-19 118-86 163-7 5-11 8-11 15 0 4 3 14 15 14 14 0 117-66 117-192z">
            <text:p/>
          </draw:path>
          <draw:path draw:style-name="gr5" draw:text-style-name="P5" draw:layer="layout" svg:width="0.075cm" svg:height="0.281cm" svg:x="10.301cm" svg:y="8.216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 = \{~a[0] \mapsto 5~, a[1] \mapsto 0, i \mapsto \alpha_i \}~~\pi = \alpha_i \geq 0 \wedge \alpha_i \leq 1 \wedge ~\alpha_i = 0~§svg§600§FALSE§</svg:desc>
          <draw:polygon draw:style-name="gr6" draw:text-style-name="P6" draw:layer="layout" svg:width="13.853cm" svg:height="0.491cm" svg:x="1.517cm" svg:y="6.993cm" svg:viewBox="0 0 13854 492" draw:points="6927,492 0,492 0,0 13854,0 13854,492">
            <text:p/>
          </draw:polygon>
          <draw:path draw:style-name="gr5" draw:text-style-name="P5" draw:layer="layout" svg:width="0.261cm" svg:height="0.217cm" svg:x="1.535cm" svg:y="7.14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.979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05cm" svg:y="6.992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5" draw:text-style-name="P5" draw:layer="layout" svg:width="0.226cm" svg:height="0.223cm" svg:x="2.899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196cm" svg:y="6.992cm" svg:viewBox="0 0 69 493" draw:points="69,493 69,473 20,473 20,20 69,20 69,0 0,0 0,493">
            <text:p/>
          </draw:polygon>
          <draw:path draw:style-name="gr5" draw:text-style-name="P5" draw:layer="layout" svg:width="0.208cm" svg:height="0.339cm" svg:x="3.294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53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3.819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819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4.443cm" svg:y="7.034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4.87cm" svg:y="7.30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5.066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363cm" svg:y="6.992cm" svg:viewBox="0 0 69 493" draw:points="69,493 69,473 20,473 20,20 69,20 69,0 0,0 0,493">
            <text:p/>
          </draw:polygon>
          <draw:path draw:style-name="gr5" draw:text-style-name="P5" draw:layer="layout" svg:width="0.163cm" svg:height="0.328cm" svg:x="5.484cm" svg:y="7.034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697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5.986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986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604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873cm" svg:y="7.30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7.064cm" svg:y="7.035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7.381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381cm" svg:y="7.11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8.002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311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175cm" svg:height="0.492cm" svg:x="8.494cm" svg:y="6.992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  <draw:path draw:style-name="gr5" draw:text-style-name="P5" draw:layer="layout" svg:width="0.266cm" svg:height="0.217cm" svg:x="9.046cm" svg:y="7.149cm" svg:viewBox="0 0 267 218" svg:d="M118 29h56c-17 73-21 94-21 128 0 7 0 21 4 38 5 21 10 23 18 23 10 0 20-8 20-18 0-3 0-4-3-11-14-35-14-67-14-81 0-27 3-53 8-79h56c7 0 25 0 25-18 0-11-11-11-19-11h-167c-11 0-29 0-50 24-18 18-31 42-31 43 0 2 0 6 6 6 4 0 5-2 8-6 24-38 53-38 63-38h28c-15 59-42 119-63 164-4 9-4 9-4 13 0 10 7 12 14 12 15 0 18-14 25-32 7-22 7-24 13-47z">
            <text:p/>
          </draw:path>
          <draw:path draw:style-name="gr5" draw:text-style-name="P5" draw:layer="layout" svg:width="0.328cm" svg:height="0.115cm" svg:x="9.494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0.004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313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0.639cm" svg:y="7.048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5" draw:text-style-name="P5" draw:layer="layout" svg:width="0.208cm" svg:height="0.339cm" svg:x="11.135cm" svg:y="7.034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1.497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1.927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2.236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2.561cm" svg:y="7.048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3.082cm" svg:y="7.034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419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4.013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4.322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14.635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5.144cm" svg:y="7.034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</draw:g>
        <draw:g xml:id="id7" draw:id="id7">
          <draw:custom-shape draw:style-name="gr11" draw:text-style-name="P1" draw:layer="layout" svg:width="14.244cm" svg:height="1.016cm" svg:x="17.363cm" svg:y="7.7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4.244cm" svg:height="1.016cm" svg:x="17.363cm" svg:y="6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6.233cm" svg:y="6.71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E}§svg§600§TRUE§</svg:desc>
          <draw:polygon draw:style-name="gr4" draw:text-style-name="P4" draw:layer="layout" svg:width="0.334cm" svg:height="0.335cm" svg:x="16.609cm" svg:y="7.604cm" svg:viewBox="0 0 335 336" draw:points="168,336 0,336 0,0 335,0 335,336">
            <text:p/>
          </draw:polygon>
          <draw:path draw:style-name="gr5" draw:text-style-name="P5" draw:layer="layout" svg:width="0.306cm" svg:height="0.335cm" svg:x="16.626cm" svg:y="7.604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assert(a[0] != 5);}§svg§600§FALSE§</svg:desc>
          <draw:polygon draw:style-name="gr6" draw:text-style-name="P6" draw:layer="layout" svg:width="4.634cm" svg:height="0.41cm" svg:x="21.934cm" svg:y="8.089cm" svg:viewBox="0 0 4635 411" draw:points="2318,411 0,411 0,0 4635,0 4635,411">
            <text:p/>
          </draw:polygon>
          <draw:path draw:style-name="gr5" draw:text-style-name="P5" draw:layer="layout" svg:width="0.231cm" svg:height="0.22cm" svg:x="21.961cm" svg:y="8.214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91cm" svg:height="0.22cm" svg:x="22.227cm" svg:y="8.214cm" svg:viewBox="0 0 192 221" svg:d="M112 91c-11-1-21-3-34-6-14-1-47-7-47-26 0-13 15-28 63-28 40 0 47 14 49 26 0 9 1 17 17 17s16-10 16-19v-35c0-7 0-20-14-20-12 0-14 7-15 10-21-10-43-10-53-10-83 0-94 41-94 59 0 45 52 53 98 60 24 4 63 11 63 37 0 19-18 35-63 35-24 0-50-6-63-44-3-10-4-15-18-15-17 0-17 11-17 21v47c0 9 0 21 15 21 5 0 12-1 19-19 23 18 50 19 64 19 78 0 94-42 94-65 0-51-65-62-80-65z">
            <text:p/>
          </draw:path>
          <draw:path draw:style-name="gr5" draw:text-style-name="P5" draw:layer="layout" svg:width="0.191cm" svg:height="0.22cm" svg:x="22.484cm" svg:y="8.214cm" svg:viewBox="0 0 192 221" svg:d="M112 91c-11-1-21-3-34-6-14-1-47-7-47-26 0-13 15-28 63-28 40 0 47 14 49 26 0 9 1 17 17 17s16-10 16-19v-35c0-7 0-20-14-20-12 0-14 7-15 10-21-10-43-10-53-10-83 0-94 41-94 59 0 45 52 53 98 60 24 4 63 11 63 37 0 19-18 35-63 35-24 0-50-6-63-44-3-10-4-15-18-15-17 0-17 11-17 21v47c0 9 0 21 15 21 5 0 12-1 19-19 23 18 50 19 64 19 78 0 94-42 94-65 0-51-65-62-80-65z">
            <text:p/>
          </draw:path>
          <draw:path draw:style-name="gr5" draw:text-style-name="P5" draw:layer="layout" svg:width="0.202cm" svg:height="0.22cm" svg:x="22.733cm" svg:y="8.214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24cm" svg:height="0.216cm" svg:x="22.98cm" svg:y="8.21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23.233cm" svg:y="8.157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5" draw:text-style-name="P5" draw:layer="layout" svg:width="0.131cm" svg:height="0.383cm" svg:x="23.563cm" svg:y="8.088cm" svg:viewBox="0 0 132 384" svg:d="M132 370c0-7-5-10-13-15-62-42-85-108-85-163 0-49 19-118 86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2cm" svg:x="23.762cm" svg:y="8.214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24.102cm" svg:y="8.088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209cm" svg:height="0.312cm" svg:x="24.275cm" svg:y="8.124cm" svg:viewBox="0 0 210 313" svg:d="M210 157c0-93-50-157-105-157-56 0-105 66-105 157s50 156 105 156c56 0 105-66 105-156zM105 283c-39 0-71-59-71-132s35-120 71-120 71 47 71 120-32 132-71 132z">
            <text:p/>
          </draw:path>
          <draw:path draw:style-name="gr5" draw:text-style-name="P5" draw:layer="layout" svg:width="0.129cm" svg:height="0.383cm" svg:x="24.528cm" svg:y="8.088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049cm" svg:height="0.307cm" svg:x="25.127cm" svg:y="8.124cm" svg:viewBox="0 0 50 308" svg:d="M50 28c0-27-21-28-25-28s-25 1-25 28c0 17 3 94 4 116 0 20 0 40 2 59 0 14 12 14 19 14 18 0 20-4 21-24 2-26 2-58 2-85 1-27 2-53 2-80zM50 283c0-14-11-25-25-25s-25 11-25 25 11 25 25 25 25-11 25-25z">
            <text:p/>
          </draw:path>
          <draw:path draw:style-name="gr5" draw:text-style-name="P5" draw:layer="layout" svg:width="0.22cm" svg:height="0.11cm" svg:x="25.299cm" svg:y="8.225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25.821cm" svg:y="8.129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26.097cm" svg:y="8.088cm" svg:viewBox="0 0 132 384" svg:d="M132 192c0-59-24-104-41-128-27-36-63-64-76-64-12 0-15 10-15 14 0 7 6 11 8 13 82 53 89 133 89 165 0 49-19 118-86 163-7 5-11 8-11 15 0 4 3 14 15 14 14 0 117-66 117-192z">
            <text:p/>
          </draw:path>
          <draw:path draw:style-name="gr5" draw:text-style-name="P5" draw:layer="layout" svg:width="0.075cm" svg:height="0.281cm" svg:x="26.4cm" svg:y="8.218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 = \{ a[0] \mapsto 0,~a[1] \mapsto 5~, i \mapsto \alpha_i \}~~\pi = \alpha_i \geq 0 \wedge \alpha_i \leq 1 \wedge~\alpha_i = 1§svg§600§FALSE§</svg:desc>
          <draw:polygon draw:style-name="gr6" draw:text-style-name="P6" draw:layer="layout" svg:width="13.853cm" svg:height="0.491cm" svg:x="17.518cm" svg:y="6.995cm" svg:viewBox="0 0 13854 492" draw:points="6927,492 0,492 0,0 13854,0 13854,492">
            <text:p/>
          </draw:polygon>
          <draw:path draw:style-name="gr5" draw:text-style-name="P5" draw:layer="layout" svg:width="0.261cm" svg:height="0.217cm" svg:x="17.536cm" svg:y="7.15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7.98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8.506cm" svg:y="6.994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5" draw:text-style-name="P5" draw:layer="layout" svg:width="0.226cm" svg:height="0.223cm" svg:x="18.735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9.033cm" svg:y="6.994cm" svg:viewBox="0 0 69 493" draw:points="69,493 69,473 20,473 20,20 69,20 69,0 0,0 0,493">
            <text:p/>
          </draw:polygon>
          <draw:path draw:style-name="gr5" draw:text-style-name="P5" draw:layer="layout" svg:width="0.208cm" svg:height="0.339cm" svg:x="19.129cm" svg:y="7.036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9.367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19.656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656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20.275cm" svg:y="7.03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0.543cm" svg:y="7.31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0.903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1.2cm" svg:y="6.994cm" svg:viewBox="0 0 69 493" draw:points="69,493 69,473 20,473 20,20 69,20 69,0 0,0 0,493">
            <text:p/>
          </draw:polygon>
          <draw:path draw:style-name="gr5" draw:text-style-name="P5" draw:layer="layout" svg:width="0.163cm" svg:height="0.328cm" svg:x="21.322cm" svg:y="7.036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1.534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21.823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1.823cm" svg:y="7.11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22.447cm" svg:y="7.036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22.874cm" svg:y="7.311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23.065cm" svg:y="7.037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23.382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3.382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4.003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4.312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175cm" svg:height="0.492cm" svg:x="24.495cm" svg:y="6.994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  <draw:path draw:style-name="gr5" draw:text-style-name="P5" draw:layer="layout" svg:width="0.266cm" svg:height="0.217cm" svg:x="25.047cm" svg:y="7.151cm" svg:viewBox="0 0 267 218" svg:d="M118 29h56c-17 73-21 94-21 128 0 7 0 21 4 38 5 21 10 23 18 23 10 0 20-8 20-18 0-3 0-4-3-11-14-35-14-67-14-81 0-27 3-53 8-79h56c7 0 25 0 25-18 0-11-11-11-19-11h-167c-11 0-29 0-50 24-18 18-31 42-31 43 0 2 0 6 6 6 4 0 5-2 8-6 24-38 53-38 63-38h28c-15 59-42 119-63 164-4 9-4 9-4 13 0 10 7 12 14 12 15 0 18-14 25-32 7-22 7-24 13-47z">
            <text:p/>
          </draw:path>
          <draw:path draw:style-name="gr5" draw:text-style-name="P5" draw:layer="layout" svg:width="0.328cm" svg:height="0.115cm" svg:x="25.495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6.00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6.314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26.64cm" svg:y="7.05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5" draw:text-style-name="P5" draw:layer="layout" svg:width="0.208cm" svg:height="0.339cm" svg:x="27.136cm" svg:y="7.036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27.498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7.928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8.237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28.562cm" svg:y="7.0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9.083cm" svg:y="7.03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9.42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0.014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0.323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30.636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1.169cm" svg:y="7.036cm" svg:viewBox="0 0 164 329" svg:d="M102 13c0-12 0-13-11-13-31 32-76 32-91 32v16c10 0 39 0 64-14v256c0 18-1 24-46 24h-15v15c18-1 60-1 81-1 20 0 63 0 80 1v-15h-16c-44 0-46-6-46-24z">
            <text:p/>
          </draw:path>
        </draw:g>
        <draw:connector draw:style-name="gr9" draw:text-style-name="P1" draw:layer="layout" draw:type="lines" draw:line-skew="0cm -0.319cm" svg:x1="11.274cm" svg:y1="5.338cm" svg:x2="24.485cm" svg:y2="6.712cm" draw:start-shape="id5" draw:start-glue-point="2" draw:end-shape="id7" draw:end-glue-point="0" svg:d="M11274 5338v500l13211 54v820" svg:viewBox="0 0 13212 1375">
          <text:p/>
        </draw:connector>
        <draw:custom-shape draw:style-name="gr12" draw:text-style-name="P2" xml:id="id5" draw:id="id5" draw:layer="layout" svg:width="3.032cm" svg:height="0.762cm" svg:x="9.758cm" svg:y="4.5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i = 0§svg§600§FALSE§</svg:desc>
          <draw:polygon draw:style-name="gr6" draw:text-style-name="P6" draw:layer="layout" svg:width="1.378cm" svg:height="0.39cm" svg:x="6.379cm" svg:y="5.693cm" svg:viewBox="0 0 1379 391" draw:points="689,391 0,391 0,0 1379,0 1379,391">
            <text:p/>
          </draw:polygon>
          <draw:path draw:style-name="gr5" draw:text-style-name="P5" draw:layer="layout" svg:width="0.276cm" svg:height="0.223cm" svg:x="6.399cm" svg:y="5.7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6.709cm" svg:y="5.8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7.02cm" svg:y="5.8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7.53cm" svg:y="5.682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</draw:g>
        <draw:g>
          <svg:title>TexMaths</svg:title>
          <svg:desc>14§display§\alpha_i = 1§svg§600§FALSE§</svg:desc>
          <draw:polygon draw:style-name="gr6" draw:text-style-name="P6" draw:layer="layout" svg:width="1.378cm" svg:height="0.39cm" svg:x="25.069cm" svg:y="5.685cm" svg:viewBox="0 0 1379 391" draw:points="689,391 0,391 0,0 1379,0 1379,391">
            <text:p/>
          </draw:polygon>
          <draw:path draw:style-name="gr5" draw:text-style-name="P5" draw:layer="layout" svg:width="0.276cm" svg:height="0.223cm" svg:x="25.089cm" svg:y="5.78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5.399cm" svg:y="5.84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25.71cm" svg:y="5.82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6.245cm" svg:y="5.674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3" draw:text-style-name="P1" draw:layer="layout" svg:width="2.028cm" svg:height="0.762cm" svg:x="2.782cm" svg:y="6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524cm" svg:height="0.762cm" svg:x="13.922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56cm" svg:height="0.762cm" svg:x="20.74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608cm" svg:height="0.762cm" svg:x="29.872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8" draw:id="id8" draw:layer="layout" svg:width="13.589cm" svg:height="1.778cm" svg:x="1.752cm" svg:y="9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5 = 5 \wedge \alpha_i \geq 0 \wedge \alpha_i &lt; 1 \wedge \alpha_i = 0§svg§600§TRUE§</svg:desc>
          <draw:polygon draw:style-name="gr4" draw:text-style-name="P4" draw:layer="layout" svg:width="6.914cm" svg:height="0.39cm" svg:x="2.132cm" svg:y="10.344cm" svg:viewBox="0 0 6915 391" draw:points="3457,391 0,391 0,0 6915,0 6915,391">
            <text:p/>
          </draw:polygon>
          <draw:path draw:style-name="gr5" draw:text-style-name="P5" draw:layer="layout" svg:width="0.196cm" svg:height="0.339cm" svg:x="2.157cm" svg:y="10.3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328cm" svg:height="0.115cm" svg:x="2.541cm" svg:y="10.4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3.056cm" svg:y="10.3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3.413cm" svg:y="10.365cm" svg:viewBox="0 0 274 307" svg:d="M148 10c-2-9-7-10-11-10-5 0-7 3-11 10l-123 277c-3 6-3 7-3 10 0 5 4 10 10 10 4 0 7-2 11-12l116-261 116 261c5 12 10 12 12 12 5 0 9-5 9-10 0-2 0-3-2-9z">
            <text:p/>
          </draw:path>
          <draw:path draw:style-name="gr5" draw:text-style-name="P5" draw:layer="layout" svg:width="0.276cm" svg:height="0.223cm" svg:x="3.843cm" svg:y="10.4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152cm" svg:y="10.5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4.477cm" svg:y="10.347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208cm" svg:height="0.339cm" svg:x="4.974cm" svg:y="10.333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  <draw:path draw:style-name="gr5" draw:text-style-name="P5" draw:layer="layout" svg:width="0.273cm" svg:height="0.306cm" svg:x="5.335cm" svg:y="10.365cm" svg:viewBox="0 0 274 307" svg:d="M148 10c-2-9-7-10-11-10-5 0-7 3-11 10l-123 277c-3 6-3 7-3 10 0 5 4 10 10 10 4 0 7-2 11-12l116-261 116 261c5 12 10 12 12 12 5 0 9-5 9-10 0-2 0-3-2-9z">
            <text:p/>
          </draw:path>
          <draw:path draw:style-name="gr5" draw:text-style-name="P5" draw:layer="layout" svg:width="0.276cm" svg:height="0.223cm" svg:x="5.765cm" svg:y="10.4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6.075cm" svg:y="10.5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6.399cm" svg:y="10.395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163cm" svg:height="0.328cm" svg:x="6.922cm" svg:y="10.333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7.259cm" svg:y="10.365cm" svg:viewBox="0 0 274 307" svg:d="M148 10c-2-9-7-10-11-10-5 0-7 3-11 10l-123 277c-3 6-3 7-3 10 0 5 4 10 10 10 4 0 7-2 11-12l116-261 116 261c5 12 10 12 12 12 5 0 9-5 9-10 0-2 0-3-2-9z">
            <text:p/>
          </draw:path>
          <draw:path draw:style-name="gr5" draw:text-style-name="P5" draw:layer="layout" svg:width="0.276cm" svg:height="0.223cm" svg:x="7.688cm" svg:y="10.4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7.998cm" svg:y="10.5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8.309cm" svg:y="10.4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8.819cm" svg:y="10.333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</draw:g>
        <draw:custom-shape draw:style-name="gr18" draw:text-style-name="P8" draw:layer="layout" svg:width="5.785cm" svg:height="1.379cm" svg:x="9.329cm" svg:y="9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~~\alpha_i = 0~~~~\text{ERROR}§svg§600§TRUE§</svg:desc>
          <draw:polygon draw:style-name="gr4" draw:text-style-name="P4" draw:layer="layout" svg:width="4.597cm" svg:height="0.415cm" svg:x="9.936cm" svg:y="10.347cm" svg:viewBox="0 0 4598 416" draw:points="2299,416 0,416 0,0 4598,0 4598,416">
            <text:p/>
          </draw:polygon>
          <draw:path draw:style-name="gr5" draw:text-style-name="P5" draw:layer="layout" svg:width="0.105cm" svg:height="0.329cm" svg:x="9.953cm" svg:y="10.358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5" draw:text-style-name="P5" draw:layer="layout" svg:width="0.16cm" svg:height="0.348cm" svg:x="10.089cm" svg:y="10.34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5" draw:text-style-name="P5" draw:layer="layout" svg:width="0.276cm" svg:height="0.223cm" svg:x="10.735cm" svg:y="10.4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045cm" svg:y="10.53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1.357cm" svg:y="10.507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1.867cm" svg:y="10.36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5" draw:text-style-name="P5" draw:layer="layout" svg:width="0.306cm" svg:height="0.335cm" svg:x="12.764cm" svg:y="10.35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5" draw:text-style-name="P5" draw:layer="layout" svg:width="0.343cm" svg:height="0.348cm" svg:x="13.099cm" svg:y="10.351cm" svg:viewBox="0 0 344 349" svg:d="M94 162v-127c0-11 0-17 10-18 5-2 19-2 29-2 45 0 101 2 101 75 0 33-13 72-86 72zM197 169c48-11 87-42 87-79 0-48-56-90-129-90h-155v15h11c39 0 39 6 39 24v259c0 18 0 24-39 24h-11v15c18-1 53-1 73-1 18 0 53 0 71 1v-15h-11c-39 0-39-6-39-24v-124h56c8 0 29 0 46 16 20 19 20 34 20 66s0 53 19 72c20 18 48 21 62 21 39 0 47-41 47-55 0-3 0-8-7-8-4 0-4 4-5 8-3 35-20 43-32 43-24 0-28-25-35-71l-7-39c-9-32-33-48-61-58z">
            <text:p/>
          </draw:path>
          <draw:path draw:style-name="gr5" draw:text-style-name="P5" draw:layer="layout" svg:width="0.343cm" svg:height="0.348cm" svg:x="13.46cm" svg:y="10.351cm" svg:viewBox="0 0 344 349" svg:d="M94 162v-127c0-11 0-17 10-18 5-2 19-2 29-2 45 0 101 2 101 75 0 33-13 72-86 72zM197 169c48-11 87-42 87-79 0-48-56-90-129-90h-155v15h11c39 0 39 6 39 24v259c0 18 0 24-39 24h-11v15c18-1 53-1 73-1 18 0 53 0 71 1v-15h-11c-39 0-39-6-39-24v-124h56c8 0 29 0 46 16 20 19 20 34 20 66s0 53 19 72c20 18 48 21 62 21 39 0 47-41 47-55 0-3 0-8-7-8-4 0-4 4-5 8-3 35-20 43-32 43-24 0-28-25-35-71l-7-39c-9-32-33-48-61-58z">
            <text:p/>
          </draw:path>
          <draw:path draw:style-name="gr5" draw:text-style-name="P5" draw:layer="layout" svg:width="0.328cm" svg:height="0.359cm" svg:x="13.817cm" svg:y="10.34cm" svg:viewBox="0 0 329 360" svg:d="M329 181c0-101-76-181-165-181-88 0-164 78-164 181 0 100 76 179 164 179 89 0 165-80 165-179zM165 346c-47 0-115-44-115-172s73-161 114-161c43 0 113 35 113 161 0 131-67 172-112 172z">
            <text:p/>
          </draw:path>
          <draw:path draw:style-name="gr5" draw:text-style-name="P5" draw:layer="layout" svg:width="0.343cm" svg:height="0.348cm" svg:x="14.188cm" svg:y="10.351cm" svg:viewBox="0 0 344 349" svg:d="M94 162v-127c0-11 0-17 10-18 5-2 19-2 29-2 45 0 101 2 101 75 0 33-13 72-86 72zM197 169c48-11 87-42 87-79 0-48-56-90-129-90h-155v15h11c39 0 39 6 39 24v259c0 18 0 24-39 24h-11v15c18-1 53-1 73-1 18 0 53 0 71 1v-15h-11c-39 0-39-6-39-24v-124h56c8 0 29 0 46 16 20 19 20 34 20 66s0 53 19 72c20 18 48 21 62 21 39 0 47-41 47-55 0-3 0-8-7-8-4 0-4 4-5 8-3 35-20 43-32 43-24 0-28-25-35-71l-7-39c-9-32-33-48-61-58z">
            <text:p/>
          </draw:path>
        </draw:g>
        <draw:connector draw:style-name="gr9" draw:text-style-name="P1" draw:layer="layout" draw:type="lines" svg:x1="8.547cm" svg:y1="8.746cm" svg:x2="8.546cm" svg:y2="9.616cm" draw:start-shape="id6" draw:start-glue-point="2" draw:end-shape="id8" svg:d="M8547 8746v501l-1-132v501" svg:viewBox="0 0 2 871">
          <text:p/>
        </draw:connector>
        <draw:custom-shape draw:style-name="gr17" draw:text-style-name="P7" draw:layer="layout" svg:width="13.589cm" svg:height="1.778cm" svg:x="17.552cm" svg:y="9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0 = 5 \wedge \alpha_i \geq 0 \wedge \alpha_i &lt; 1 \wedge \alpha_i = 1 \Longleftrightarrow false§svg§600§TRUE§</svg:desc>
          <draw:polygon draw:style-name="gr4" draw:text-style-name="P4" draw:layer="layout" svg:width="9.25cm" svg:height="0.435cm" svg:x="18.435cm" svg:y="10.342cm" svg:viewBox="0 0 9251 436" draw:points="4626,436 0,436 0,0 9251,0 9251,436">
            <text:p/>
          </draw:polygon>
          <draw:path draw:style-name="gr5" draw:text-style-name="P5" draw:layer="layout" svg:width="0.208cm" svg:height="0.339cm" svg:x="18.455cm" svg:y="10.355cm" svg:viewBox="0 0 209 340" svg:d="M209 171c0-40-3-79-20-115-22-48-63-56-84-56-31 0-66 13-87 59-15 33-18 72-18 112 0 37 1 81 22 119 21 40 58 50 82 50 26 0 64-11 86-57 16-34 19-73 19-112zM104 329c-19 0-48-13-58-60-5-30-5-75-5-104 0-32 0-64 4-91 10-59 46-63 59-63 16 0 49 9 58 58 6 28 6 65 6 96 0 36 0 70-6 102-8 46-36 62-58 62z">
            <text:p/>
          </draw:path>
          <draw:path draw:style-name="gr5" draw:text-style-name="P5" draw:layer="layout" svg:width="0.328cm" svg:height="0.115cm" svg:x="18.844cm" svg:y="10.50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19.359cm" svg:y="10.355cm" svg:viewBox="0 0 197 340" svg:d="M197 229c0-58-40-107-93-107-24 0-45 7-63 25v-97c9 3 26 7 42 7 61 0 95-46 95-51 0-3-2-6-4-6 0 0-2 0-5 1-9 5-33 14-67 14-19 0-43-2-66-14-4-1-5-1-5-1-6 0-6 4-6 13v145c0 10 0 13 7 13 3 0 4-2 7-5 6-7 24-33 63-33 27 0 39 22 42 31 9 18 10 37 10 63 0 16 0 46-13 67-11 19-29 32-53 32-35 0-64-27-73-56 2 1 3 1 9 1 17 0 25-12 25-23 0-13-8-24-25-24-7 0-24 3-24 25 0 43 34 91 90 91 57 0 107-48 107-111z">
            <text:p/>
          </draw:path>
          <draw:path draw:style-name="gr5" draw:text-style-name="P5" draw:layer="layout" svg:width="0.273cm" svg:height="0.305cm" svg:x="19.716cm" svg:y="10.388cm" svg:viewBox="0 0 274 306" svg:d="M148 10c-2-9-7-10-11-10-5 0-7 3-11 10l-123 277c-3 5-3 7-3 10 0 5 4 9 10 9 4 0 7-1 11-11l116-261 116 261c5 11 10 11 12 11 5 0 9-4 9-9 0-2 0-3-2-9z">
            <text:p/>
          </draw:path>
          <draw:path draw:style-name="gr5" draw:text-style-name="P5" draw:layer="layout" svg:width="0.276cm" svg:height="0.223cm" svg:x="20.146cm" svg:y="10.465cm" svg:viewBox="0 0 277 224" svg:d="M216 102c0-78-47-102-83-102-67 0-133 71-133 140 0 46 29 84 80 84 31 0 67-11 105-41 5 25 22 41 45 41 26 0 42-27 42-35 0-3-5-4-7-4-3 0-5 1-6 4-10 24-27 24-28 24-15 0-15-38-15-51 0-10 0-11 5-17 46-58 56-116 56-116 0-1 0-5-5-5-6 0-6 1-7 11-10 31-26 69-49 98zM182 169c-43 39-81 44-101 44-29 0-45-21-45-54 0-23 13-78 30-103 22-35 49-45 67-45 49 0 49 65 49 104 0 18 0 46 0 54z">
            <text:p/>
          </draw:path>
          <draw:path draw:style-name="gr5" draw:text-style-name="P5" draw:layer="layout" svg:width="0.105cm" svg:height="0.233cm" svg:x="20.455cm" svg:y="10.528cm" svg:viewBox="0 0 106 234" svg:d="M97 13c0-6-5-13-14-13-10 0-20 8-20 20 0 5 4 12 14 12s20-10 20-19zM25 189c-1 4-3 8-3 15 0 16 14 30 34 30 35 0 50-49 50-54s-5-5-5-5c-6 0-6 3-7 7-9 26-24 42-38 42-7 0-8-6-8-13 0-8 2-14 5-22 4-10 7-18 11-28 3-9 16-39 17-44 2-4 3-8 3-11 0-16-14-29-34-29-35 0-50 47-50 53 0 4 6 4 6 4 5 0 5-1 7-5 8-30 23-42 36-42 6 0 10 3 10 12 0 7-3 13-11 34z">
            <text:p/>
          </draw:path>
          <draw:path draw:style-name="gr5" draw:text-style-name="P5" draw:layer="layout" svg:width="0.301cm" svg:height="0.381cm" svg:x="20.78cm" svg:y="10.37cm" svg:viewBox="0 0 302 382" svg:d="M293 154c7-3 9-7 9-11 0-5-2-7-9-12l-273-128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208cm" svg:height="0.339cm" svg:x="21.277cm" svg:y="10.355cm" svg:viewBox="0 0 209 340" svg:d="M209 171c0-40-3-79-20-115-22-48-63-56-84-56-31 0-66 13-87 59-15 33-18 72-18 112 0 37 1 81 22 119 21 40 58 50 82 50 26 0 64-11 86-57 16-34 19-73 19-112zM104 329c-19 0-48-13-58-60-5-30-5-75-5-104 0-32 0-64 4-91 10-59 46-63 59-63 16 0 49 9 58 58 6 28 6 65 6 96 0 36 0 70-6 102-8 46-36 62-58 62z">
            <text:p/>
          </draw:path>
          <draw:path draw:style-name="gr5" draw:text-style-name="P5" draw:layer="layout" svg:width="0.273cm" svg:height="0.305cm" svg:x="21.638cm" svg:y="10.388cm" svg:viewBox="0 0 274 306" svg:d="M148 10c-2-9-7-10-11-10-5 0-7 3-11 10l-123 277c-3 5-3 7-3 10 0 5 4 9 10 9 4 0 7-1 11-11l116-261 116 261c5 11 10 11 12 11 5 0 9-4 9-9 0-2 0-3-2-9z">
            <text:p/>
          </draw:path>
          <draw:path draw:style-name="gr5" draw:text-style-name="P5" draw:layer="layout" svg:width="0.276cm" svg:height="0.223cm" svg:x="22.068cm" svg:y="10.465cm" svg:viewBox="0 0 277 224" svg:d="M216 102c0-78-47-102-83-102-67 0-133 71-133 140 0 46 29 84 80 84 31 0 67-11 105-41 5 25 22 41 45 41 26 0 42-27 42-35 0-3-5-4-7-4-3 0-5 1-6 4-10 24-27 24-28 24-15 0-15-38-15-51 0-10 0-11 5-17 46-58 56-116 56-116 0-1 0-5-5-5-6 0-6 1-7 11-10 31-26 69-49 98zM182 169c-43 39-81 44-101 44-29 0-45-21-45-54 0-23 13-78 30-103 22-35 49-45 67-45 49 0 49 65 49 104 0 18 0 46 0 54z">
            <text:p/>
          </draw:path>
          <draw:path draw:style-name="gr5" draw:text-style-name="P5" draw:layer="layout" svg:width="0.105cm" svg:height="0.233cm" svg:x="22.377cm" svg:y="10.528cm" svg:viewBox="0 0 106 234" svg:d="M97 13c0-6-5-13-14-13-10 0-20 8-20 20 0 5 4 12 14 12s20-10 20-19zM25 189c-1 4-3 8-3 15 0 16 14 30 34 30 35 0 50-49 50-54s-5-5-5-5c-6 0-6 3-7 7-9 26-24 42-38 42-7 0-8-6-8-13 0-8 2-14 5-22 4-10 7-18 11-28 3-9 16-39 17-44 2-4 3-8 3-11 0-16-14-29-34-29-35 0-50 47-50 53 0 4 6 4 6 4 5 0 5-1 7-5 8-30 23-42 36-42 6 0 10 3 10 12 0 7-3 13-11 34z">
            <text:p/>
          </draw:path>
          <draw:path draw:style-name="gr5" draw:text-style-name="P5" draw:layer="layout" svg:width="0.301cm" svg:height="0.286cm" svg:x="22.702cm" svg:y="10.416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63cm" svg:height="0.328cm" svg:x="23.224cm" svg:y="10.355cm" svg:viewBox="0 0 164 329" svg:d="M102 13c0-12 0-13-11-13-31 32-76 32-91 32v16c10 0 39 0 64-14v256c0 18-1 23-46 23h-15v16c18-2 60-2 81-2 20 0 63 0 80 2v-16h-16c-44 0-46-5-46-23z">
            <text:p/>
          </draw:path>
          <draw:path draw:style-name="gr5" draw:text-style-name="P5" draw:layer="layout" svg:width="0.273cm" svg:height="0.305cm" svg:x="23.562cm" svg:y="10.388cm" svg:viewBox="0 0 274 306" svg:d="M148 10c-2-9-7-10-11-10-5 0-7 3-11 10l-123 277c-3 5-3 7-3 10 0 5 4 9 10 9 4 0 7-1 11-11l116-261 116 261c5 11 10 11 12 11 5 0 9-4 9-9 0-2 0-3-2-9z">
            <text:p/>
          </draw:path>
          <draw:path draw:style-name="gr5" draw:text-style-name="P5" draw:layer="layout" svg:width="0.276cm" svg:height="0.223cm" svg:x="23.99cm" svg:y="10.465cm" svg:viewBox="0 0 277 224" svg:d="M216 102c0-78-47-102-83-102-67 0-133 71-133 140 0 46 29 84 80 84 31 0 67-11 105-41 5 25 22 41 45 41 26 0 42-27 42-35 0-3-5-4-7-4-3 0-5 1-6 4-10 24-27 24-28 24-15 0-15-38-15-51 0-10 0-11 5-17 46-58 56-116 56-116 0-1 0-5-5-5-6 0-6 1-7 11-10 31-26 69-49 98zM182 169c-43 39-81 44-101 44-29 0-45-21-45-54 0-23 13-78 30-103 22-35 49-45 67-45 49 0 49 65 49 104 0 18 0 46 0 54z">
            <text:p/>
          </draw:path>
          <draw:path draw:style-name="gr5" draw:text-style-name="P5" draw:layer="layout" svg:width="0.105cm" svg:height="0.233cm" svg:x="24.301cm" svg:y="10.528cm" svg:viewBox="0 0 106 234" svg:d="M97 13c0-6-5-13-14-13-10 0-20 8-20 20 0 5 4 12 14 12s20-10 20-19zM25 189c-1 4-3 8-3 15 0 16 14 30 34 30 35 0 50-49 50-54s-5-5-5-5c-6 0-6 3-7 7-9 26-24 42-38 42-7 0-8-6-8-13 0-8 2-14 5-22 4-10 7-18 11-28 3-9 16-39 17-44 2-4 3-8 3-11 0-16-14-29-34-29-35 0-50 47-50 53 0 4 6 4 6 4 5 0 5-1 7-5 8-30 23-42 36-42 6 0 10 3 10 12 0 7-3 13-11 34z">
            <text:p/>
          </draw:path>
          <draw:path draw:style-name="gr5" draw:text-style-name="P5" draw:layer="layout" svg:width="0.328cm" svg:height="0.115cm" svg:x="24.612cm" svg:y="10.50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5.146cm" svg:y="10.355cm" svg:viewBox="0 0 164 329" svg:d="M102 13c0-12 0-13-11-13-31 32-76 32-91 32v16c10 0 39 0 64-14v256c0 18-1 23-46 23h-15v16c18-2 60-2 81-2 20 0 63 0 80 2v-16h-16c-44 0-46-5-46-23z">
            <text:p/>
          </draw:path>
          <draw:path draw:style-name="gr5" draw:text-style-name="P5" draw:layer="layout" svg:width="0.437cm" svg:height="0.27cm" svg:x="25.512cm" svg:y="10.425cm" svg:viewBox="0 0 438 271" svg:d="M421 193c9 0 17 0 17-10s-8-10-18-10h-312c-21-16-46-30-63-37 18-7 42-21 63-38h312c10 0 18 0 18-10s-8-10-17-10h-292c24-22 50-67 50-72 0-6-7-6-10-6-4 0-7 0-9 4-10 18-24 45-56 73-34 31-68 45-93 52-8 2-10 2-10 4-1 0-1 1-1 3 0 1 0 2 0 2l1 2c2 0 2 1 12 4 67 20 116 64 144 118 5 9 5 9 12 9 3 0 10 0 10-5 0-6-25-49-50-73z">
            <text:p/>
          </draw:path>
          <draw:path draw:style-name="gr5" draw:text-style-name="P5" draw:layer="layout" svg:width="0.437cm" svg:height="0.27cm" svg:x="25.919cm" svg:y="10.425cm" svg:viewBox="0 0 438 271" svg:d="M332 98c19 18 45 31 61 38-18 8-42 21-61 37h-314c-8 0-18 0-18 10s8 10 17 10h292c-23 24-50 67-50 73 0 5 7 5 10 5 4 0 7 0 10-4 9-18 23-45 56-73 33-30 67-43 92-51 8-3 10-3 10-5 1 0 1-1 1-2 0-2 0-2 0-3l-1-2c-2 0-2 0-11-2-68-21-117-66-145-119-5-10-5-10-12-10-3 0-10 0-10 6 0 5 25 49 50 72h-292c-9 0-17 0-17 10s10 10 18 10z">
            <text:p/>
          </draw:path>
          <draw:path draw:style-name="gr5" draw:text-style-name="P5" draw:layer="layout" svg:width="0.245cm" svg:height="0.448cm" svg:x="26.545cm" svg:y="10.335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7-19 27-26 0-11-9-18-18-18-13 0-27 11-27 30 0 21 22 34 42 34 27 0 48-29 56-48 15-32 27-90 28-95z">
            <text:p/>
          </draw:path>
          <draw:path draw:style-name="gr5" draw:text-style-name="P5" draw:layer="layout" svg:width="0.226cm" svg:height="0.223cm" svg:x="26.832cm" svg:y="10.465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5" draw:text-style-name="P5" draw:layer="layout" svg:width="0.105cm" svg:height="0.347cm" svg:x="27.092cm" svg:y="10.341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5" draw:text-style-name="P5" draw:layer="layout" svg:width="0.181cm" svg:height="0.223cm" svg:x="27.253cm" svg:y="10.465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5" draw:text-style-name="P5" draw:layer="layout" svg:width="0.189cm" svg:height="0.223cm" svg:x="27.48cm" svg:y="10.465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custom-shape draw:style-name="gr19" draw:text-style-name="P8" draw:layer="layout" svg:width="2.228cm" svg:height="1.379cm" svg:x="28.686cm" svg:y="9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OK}§svg§600§TRUE§</svg:desc>
          <draw:polygon draw:style-name="gr4" draw:text-style-name="P4" draw:layer="layout" svg:width="0.763cm" svg:height="0.335cm" svg:x="29.46cm" svg:y="10.352cm" svg:viewBox="0 0 764 336" draw:points="382,336 0,336 0,0 764,0 764,336">
            <text:p/>
          </draw:polygon>
          <draw:path draw:style-name="gr5" draw:text-style-name="P5" draw:layer="layout" svg:width="0.328cm" svg:height="0.359cm" svg:x="29.488cm" svg:y="10.339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6cm" svg:height="0.337cm" svg:x="29.857cm" svg:y="10.35cm" svg:viewBox="0 0 347 338" svg:d="M182 130l88-85c4-4 31-30 70-30v-15c-13 1-28 1-42 1-18 0-46 0-63-1v15c20 0 24 12 24 17 0 7-6 13-10 16l-154 148v-157c0-18 0-24 39-24h12v-15c-17 1-54 1-73 1-18 0-56 0-73-1v15h11c39 0 39 6 39 24v261c0 17 0 22-39 22h-11v16c17-2 53-2 73-2 18 0 56 0 73 2v-16h-12c-39 0-39-5-39-22v-87l58-55 89 133c3 5 7 10 7 17 0 14-20 14-29 14v16c16-2 51-2 70-2 18 0 36 0 57 2v-16c-27 0-36-1-52-24z">
            <text:p/>
          </draw:path>
        </draw:g>
        <draw:connector draw:style-name="gr9" draw:text-style-name="P1" draw:layer="layout" draw:type="lines" svg:x1="24.547cm" svg:y1="8.739cm" svg:x2="24.546cm" svg:y2="9.609cm" svg:d="M24547 8739v501l-1-132v501" svg:viewBox="0 0 2 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928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09T16:32:36.605292138</dc:date>
    <meta:editing-duration>PT41M13S</meta:editing-duration>
    <meta:editing-cycles>11</meta:editing-cycles>
    <meta:generator>LibreOffice/5.1.4.2$Linux_X86_64 LibreOffice_project/10m0$Build-2</meta:generator>
    <meta:document-statistic meta:object-count="411"/>
  </office:meta>
</office:document-meta>
</file>